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fd5" officeooo:paragraph-rsid="00192fd5"/>
    </style:style>
    <style:style style:name="P2" style:family="paragraph" style:parent-style-name="Standard">
      <style:text-properties officeooo:rsid="0019c383" officeooo:paragraph-rsid="0019c383"/>
    </style:style>
    <style:style style:name="P3" style:family="paragraph" style:parent-style-name="Standard">
      <style:text-properties officeooo:rsid="001baaad" officeooo:paragraph-rsid="001baaad"/>
    </style:style>
    <style:style style:name="P4" style:family="paragraph" style:parent-style-name="Standard">
      <style:text-properties officeooo:rsid="001cfa93" officeooo:paragraph-rsid="001cfa93"/>
    </style:style>
    <style:style style:name="T1" style:family="text">
      <style:text-properties officeooo:rsid="001ba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e sistema para a Estação Meteorológica BrainStorm Tecnologia.</text:p>
      <text:p text:style-name="P1"/>
      <text:p text:style-name="P2">Elicitação dos requisitos.</text:p>
      <text:p text:style-name="P2"/>
      <text:p text:style-name="P2">O projeto consiste em um sistema distribuído de sensores, em vários locais, que captarão a temperatura, pressão e umidade do local e alimentarão um banco de dados relacional para análise posterior dos dados.</text:p>
      <text:p text:style-name="P2">Os sensores, após serem conectados a uma rede local, através de uma conexão Wi-Fi, serão autônomos, de forma que após uma eventual queda de energia ou da própria rede ele volte a se conectar sem auxilio humano <text:span text:style-name="T1">quando a normalidade da energia ou rede seja reestabelecida.</text:span></text:p>
      <text:p text:style-name="P3">Os dados serão armazenados em um banco de dados relacional, em um intervalo de 01 minuto, devendo cada sensor ser identificado por uma chave única, como o endereço MAC, por exemplo, informando os respectivos valores captados juntamente com o horário local.</text:p>
      <text:p text:style-name="P4">Qualquer pessoa que possuir os equipamentos de hardware e o firmware poderão inserir seu dispositivo no sistema mediante aprovação previa do administrador do sistema.</text:p>
      <text:p text:style-name="P2"/>
      <text:p text:style-name="P2">ELR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22:26:43.157889566</meta:creation-date>
    <dc:date>2023-12-18T23:22:06.904797621</dc:date>
    <meta:editing-duration>PT24M41S</meta:editing-duration>
    <meta:editing-cycles>1</meta:editing-cycles>
    <meta:document-statistic meta:table-count="0" meta:image-count="0" meta:object-count="0" meta:page-count="1" meta:paragraph-count="7" meta:word-count="157" meta:character-count="1003" meta:non-whitespace-character-count="853"/>
    <meta:generator>LibreOffice/7.3.7.2$Linux_X86_64 LibreOffice_project/30$Build-2</meta:generator>
  </office:meta>
</office:document-meta>
</file>